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/>
    </style:style>
    <style:style style:name="T6" style:parent-style-name="DefaultParagraphFont" style:family="text">
      <style:text-properties style:font-name-complex="Arial"/>
    </style:style>
    <style:style style:name="T7" style:parent-style-name="DefaultParagraphFont" style:family="text">
      <style:text-properties style:font-name-complex="Arial"/>
    </style:style>
    <style:style style:name="T8" style:parent-style-name="DefaultParagraphFont" style:family="text">
      <style:text-properties style:font-name-complex="Arial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style:font-name-complex="Arial"/>
    </style:style>
    <style:style style:name="T15" style:parent-style-name="DefaultParagraphFont" style:family="text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>&lt;!DOCTYPE html&gt;</text:p>
      <text:p text:style-name="Normal">&lt;html lang="ar" dir="rtl"&gt;</text:p>
      <text:p text:style-name="Normal">&lt;head&gt;</text:p>
      <text:p text:style-name="Normal"><text:s text:c="2"/>&lt;meta charset="UTF-8"&gt;</text:p>
      <text:p text:style-name="Normal"><text:s text:c="2"/>&lt;meta name="viewport" content="width=device-width, initial-scale=1.0"&gt;</text:p>
      <text:p text:style-name="Normal"><text:s text:c="2"/>&lt;title&gt;<text:span text:style-name="T2">معرض رسوماتي</text:span>&lt;/title&gt;</text:p>
      <text:p text:style-name="Normal"><text:s text:c="2"/>&lt;style&gt;</text:p>
      <text:p text:style-name="Normal"><text:s text:c="4"/>body {</text:p>
      <text:p text:style-name="Normal"><text:s text:c="6"/>font-family: 'Arial', sans-serif;</text:p>
      <text:p text:style-name="Normal"><text:s text:c="6"/>background-color: #f9f9f9;</text:p>
      <text:p text:style-name="Normal"><text:s text:c="6"/>margin: 0;</text:p>
      <text:p text:style-name="Normal"><text:s text:c="6"/>padding: 0;</text:p>
      <text:p text:style-name="Normal"><text:s text:c="6"/>text-align: center;</text:p>
      <text:p text:style-name="Normal"><text:s text:c="6"/>color: #333;</text:p>
      <text:p text:style-name="Normal"><text:s text:c="4"/>}</text:p>
      <text:p text:style-name="Normal"><text:s text:c="4"/>header {</text:p>
      <text:p text:style-name="Normal"><text:s text:c="6"/>background-color: #444;</text:p>
      <text:p text:style-name="Normal"><text:s text:c="6"/>color: white;</text:p>
      <text:p text:style-name="Normal"><text:s text:c="6"/>padding: 20px 0;</text:p>
      <text:p text:style-name="Normal"><text:s text:c="4"/>}</text:p>
      <text:p text:style-name="Normal"><text:s text:c="4"/>section {</text:p>
      <text:p text:style-name="Normal"><text:s text:c="6"/>padding: 30px 15px;</text:p>
      <text:p text:style-name="Normal"><text:s text:c="4"/>}</text:p>
      <text:p text:style-name="Normal"><text:s text:c="4"/>.gallery {</text:p>
      <text:p text:style-name="Normal"><text:s text:c="6"/>display: grid;</text:p>
      <text:p text:style-name="Normal"><text:s text:c="6"/>grid-template-columns: repeat(auto-fit, minmax(250px, 1fr));</text:p>
      <text:p text:style-name="Normal"><text:s text:c="6"/>gap: 15px;</text:p>
      <text:p text:style-name="Normal"><text:s text:c="6"/>padding: 20px;</text:p>
      <text:p text:style-name="Normal"><text:s text:c="4"/>}</text:p>
      <text:soft-page-break/>
      <text:p text:style-name="Normal"><text:s text:c="4"/>.gallery img {</text:p>
      <text:p text:style-name="Normal"><text:s text:c="6"/>width: 100%;</text:p>
      <text:p text:style-name="Normal"><text:s text:c="6"/>height: auto;</text:p>
      <text:p text:style-name="Normal"><text:s text:c="6"/>border-radius: 10px;</text:p>
      <text:p text:style-name="Normal"><text:s text:c="6"/>box-shadow: 0 2px 8px rgba(0,0,0,0.2);</text:p>
      <text:p text:style-name="Normal"><text:s text:c="4"/>}</text:p>
      <text:p text:style-name="Normal"><text:s text:c="4"/>footer {</text:p>
      <text:p text:style-name="Normal"><text:s text:c="6"/>background-color: #eee;</text:p>
      <text:p text:style-name="Normal"><text:s text:c="6"/>padding: 20px;</text:p>
      <text:p text:style-name="Normal"><text:s text:c="6"/>font-size: 14px;</text:p>
      <text:p text:style-name="Normal"><text:s text:c="4"/>}</text:p>
      <text:p text:style-name="Normal"><text:s text:c="2"/>&lt;/style&gt;</text:p>
      <text:p text:style-name="Normal">&lt;/head&gt;</text:p>
      <text:p text:style-name="Normal">&lt;body&gt;</text:p>
      <text:p text:style-name="Normal"/>
      <text:p text:style-name="Normal"><text:s text:c="2"/>&lt;header&gt;</text:p>
      <text:p text:style-name="Normal"><text:s text:c="4"/>&lt;h1&gt;<text:span text:style-name="T3">معرض رسوماتي</text:span>&lt;/h1&gt;</text:p>
      <text:p text:style-name="Normal"><text:s text:c="4"/>&lt;p&gt;<text:span text:style-name="T4">أعمالي الفنية بالرسم اليدوي والرقمي</text:span>&lt;/p&gt;</text:p>
      <text:p text:style-name="Normal"><text:s text:c="2"/>&lt;/header&gt;</text:p>
      <text:p text:style-name="Normal"/>
      <text:p text:style-name="Normal"><text:s text:c="2"/>&lt;section&gt;</text:p>
      <text:p text:style-name="Normal"><text:s text:c="4"/>&lt;h2&gt;<text:span text:style-name="T5">من أنا؟</text:span>&lt;/h2&gt;</text:p>
      <text:p text:style-name="Normal"><text:s text:c="4"/>&lt;p&gt;<text:span text:style-name="T6">أنا فنان/ة مهتم/ة بالرسم وأحب التعبير عن الأفكار من خلال الألوان والخطوط. أهلاً بك في معرضي الفني</text:span>!&lt;/p&gt;</text:p>
      <text:p text:style-name="Normal"><text:s text:c="2"/>&lt;/section&gt;</text:p>
      <text:p text:style-name="Normal"/>
      <text:p text:style-name="Normal"><text:s text:c="2"/>&lt;section&gt;</text:p>
      <text:p text:style-name="Normal"><text:s text:c="4"/>&lt;h2&gt;<text:span text:style-name="T7">أعمالي</text:span>&lt;/h2&gt;</text:p>
      <text:p text:style-name="Normal"><text:s text:c="4"/>&lt;div class="gallery"&gt;</text:p>
      <text:p text:style-name="Normal"><text:s text:c="6"/>&lt;!--<text:s/><text:span text:style-name="T8">استبدل الروابط أدناه بروابط صور أعمالك</text:span><text:s/>--&gt;</text:p>
      <text:soft-page-break/>
      <text:p text:style-name="Normal"><text:s text:c="6"/>&lt;img src="https://via.placeholder.com/400x300?text=<text:span text:style-name="T9">رسم+1</text:span>" alt="<text:span text:style-name="T10">رسم 1</text:span>"&gt;</text:p>
      <text:p text:style-name="Normal"><text:s text:c="6"/>&lt;img src="https://via.placeholder.com/400x300?text=<text:span text:style-name="T11">رسم+2</text:span>" alt="<text:span text:style-name="T12">رسم 2</text:span>"&gt;</text:p>
      <text:p text:style-name="Normal"><text:s text:c="6"/>&lt;img src="https://via.placeholder.com/400x300?text=<text:span text:style-name="T13">رسم+3</text:span>" alt="<text:span text:style-name="T14">رسم 3</text:span>"&gt;</text:p>
      <text:p text:style-name="Normal"><text:s text:c="6"/>&lt;img src="https://via.placeholder.com/400x300?text=<text:span text:style-name="T15">رسم+4</text:span>" alt="<text:span text:style-name="T16">رسم 4</text:span>"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footer&gt;</text:p>
      <text:p text:style-name="Normal"><text:s text:c="4"/>&lt;p&gt;<text:span text:style-name="T17">للتواصل</text:span>: your.email@example.com |<text:s/><text:span text:style-name="T18">انستقرام</text:span>: @yourhandle&lt;/p&gt;</text:p>
      <text:p text:style-name="Normal"><text:s text:c="2"/>&lt;/footer&gt;</text:p>
      <text:p text:style-name="Normal"/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5-05-11T14:53:00Z</meta:creation-date>
    <dc:date>2025-05-11T14:57:00Z</dc:date>
    <meta:template xlink:href="Normal" xlink:type="simple"/>
    <meta:editing-cycles>1</meta:editing-cycles>
    <meta:editing-duration>PT240S</meta:editing-duration>
    <meta:document-statistic meta:page-count="3" meta:paragraph-count="3" meta:word-count="254" meta:character-count="1702" meta:row-count="12" meta:non-whitespace-character-count="1451"/>
  </office:meta>
</office:document-meta>
</file>